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3-05-25">
            <text:p>05/25/13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 table:number-rows-repeated="114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5T23:29:48</dc:date>
    <meta:editing-cycles>500</meta:editing-cycles>
    <meta:editing-duration>PT13H34M7S</meta:editing-duration>
    <meta:document-statistic meta:table-count="1" meta:cell-count="9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